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4283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1.3783in"/>
    </style:style>
    <style:style style:name="co9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t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table table:name="Vessel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3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/>
          <table:table-cell office:value-type="string" calcext:value-type="string">
            <text:p>kcat</text:p>
          </table:table-cell>
          <table:table-cell table:formula="of:=MAX(1 + ([.C17]-[.F10])/[.F5]; 1)" office:value-type="float" office:value="1.31755506035278" calcext:value-type="float">
            <text:p>1.3175550603527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KF</text:p>
          </table:table-cell>
          <table:table-cell table:formula="of:= 3.23/[.F5]*(2.43*[.F5]^0.5+[.C3])" office:value-type="float" office:value="7.32704011268956" calcext:value-type="float">
            <text:p>7.327040112689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/>
          <table:table-cell office:value-type="string" calcext:value-type="string">
            <text:p>KT</text:p>
          </table:table-cell>
          <table:table-cell table:formula="of:=(4.6*[.C12]/[.C4]*([.C13]/[.F5])^0.5)^0.5" office:value-type="float" office:value="2.20200493768554" calcext:value-type="float">
            <text:p>2.2020049376855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/>
          <table:table-cell office:value-type="string" calcext:value-type="string">
            <text:p>K</text:p>
          </table:table-cell>
          <table:table-cell table:formula="of:=[.I2]/[.I3]" office:value-type="float" office:value="3.32744036459372" calcext:value-type="float">
            <text:p>3.327440364593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/>
          <table:table-cell office:value-type="string" calcext:value-type="string">
            <text:p>KH</text:p>
          </table:table-cell>
          <table:table-cell table:formula="of:=[.I4]^0.35*((1/[.I4]^2-0.11)^2+1)" office:value-type="float" office:value="1.52372567283351" calcext:value-type="float">
            <text:p>1.5237256728335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/>
          <table:table-cell office:value-type="string" calcext:value-type="string">
            <text:p>HS</text:p>
          </table:table-cell>
          <table:table-cell table:formula="of:=10.9 *[.F4]*[.I1]*[.I5]/[.I2]^2" office:value-type="float" office:value="0.407610082404517" calcext:value-type="float">
            <text:p>0.40761008240451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/>
          <table:table-cell office:value-type="string" calcext:value-type="string">
            <text:p>Hsm</text:p>
          </table:table-cell>
          <table:table-cell table:formula="of:= 5 * [.F4]/[.C3]*[.F5]^1.5/(6+0.14*[.F5])" office:value-type="float" office:value="1.42444939647224" calcext:value-type="float">
            <text:p>1.424449396472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m cl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t Deck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2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et Deck Panel 01 </text:p>
          </table:table-cell>
          <table:table-cell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5" calcext:value-type="float">
            <text:p>9.5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2"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number-columns-repeated="2"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$Vessel.$F$5]" office:value-type="float" office:value="0.95" calcext:value-type="float">
            <text:p>0.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  <table:table-cell table:formula="of:=([.D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  <table:table-cell table:formula="of:=10*([$Vessel.$C$9]+0.75*[.D19]-(1-0.25*[.D19]/[$Vessel.$C$9])*([.D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  <table:table-cell table:formula="of:=10*([$Vessel.$C$9]+0.75*[.D20]-(1-0.25*[.D20]/[$Vessel.$C$9])*([.D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  <table:table-cell table:formula="of:=10*([$Vessel.$C$9]+[.D19]-([.D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  <table:table-cell table:formula="of:=10*([$Vessel.$C$9]+[.D20]-([.D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  <table:table-cell table:formula="of:=IF([.D$7]&lt;0;[.D23];[.D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  <table:table-cell table:formula="of:=IF([.D$7]&lt;0;[.D24];[.D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  <table:table-cell table:formula="of:=MAX([.D28];[.D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  <table:table-cell table:formula="of:=([.D29]-[.D30])/0.4*([.D16]-0.5)+[.D30]" office:value-type="float" office:value="21.15625" calcext:value-type="float">
            <text:p>21.1562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  <table:table-cell table:formula="of:=IF([.D16]&lt;0.5;[.D30];IF([.D16]&gt;0.9;[.D29];[.D31])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KWD x &lt; 0.2</text:p>
          </table:table-cell>
          <table:table-cell table:formula="of:=0.5*(1-[.C16])" office:value-type="float" office:value="0.1" calcext:value-type="float">
            <text:p>0.1</text:p>
          </table:table-cell>
          <table:table-cell table:formula="of:=0.5*(1-[.D16])"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string" calcext:value-type="string">
            <text:p>KWD 0.2 &lt; x &lt;0.7</text:p>
          </table:table-cell>
          <table:table-cell table:formula="of:=0.4" office:value-type="float" office:value="0.4" calcext:value-type="float">
            <text:p>0.4</text:p>
          </table:table-cell>
          <table:table-cell table:formula="of:=0.4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KWD 0.7 &lt; x &lt; 0.8</text:p>
          </table:table-cell>
          <table:table-cell table:formula="of:=6*[.C16]-3.8" office:value-type="float" office:value="1" calcext:value-type="float">
            <text:p>1</text:p>
          </table:table-cell>
          <table:table-cell table:formula="of:=6*[.D16]-3.8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KWD 0.8 &lt; 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WD</text:p>
          </table:table-cell>
          <table:table-cell table:formula="of:=IF([.C16]&lt;0.2;[.C34]; IF([.C16]&lt;0.7; [.C35]; IF([.C16]&lt;0.8;[.C36];[.C37])))" office:value-type="float" office:value="1" calcext:value-type="float">
            <text:p>1</text:p>
          </table:table-cell>
          <table:table-cell table:formula="of:=IF([.D16]&lt;0.2;[.D34]; IF([.D16]&lt;0.7; [.D35]; IF([.D16]&lt;0.8;[.D36];[.D37]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$Vessel.$F$6]" office:value-type="float" office:value="24.2857142857143" calcext:value-type="float">
            <text:p>24.2857142857143</text:p>
          </table:table-cell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9]; 0.455-0.35*([.C40]^0.75-1.7)/([.C40]^0.75+1.7))" office:value-type="float" office:value="0.5" calcext:value-type="float">
            <text:p>0.5</text:p>
          </table:table-cell>
          <table:table-cell table:formula="of:=MAX([.D39]; 0.455-0.35*([.D40]^0.75-1.7)/([.D40]^0.75+1.7))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2])/(70-[$Vessel.$F$7])" office:value-type="float" office:value="0.931034482758621" calcext:value-type="float">
            <text:p>0.931034482758621</text:p>
          </table:table-cell>
          <table:table-cell table:formula="of:=(70-[.D42])/(70-[$Vessel.$F$7])" office:value-type="float" office:value="0.931034482758621" calcext:value-type="float">
            <text:p>0.931034482758621</text:p>
          </table:table-cell>
        </table:table-row>
        <table:table-row table:style-name="ro1">
          <table:table-cell/>
          <table:table-cell office:value-type="string" calcext:value-type="string">
            <text:p>Vsl</text:p>
          </table:table-cell>
          <table:table-cell table:formula="of:=4*[$Vessel.$I$6]/[$Vessel.$F$5]^0.5+1" office:value-type="float" office:value="1.51559050305888" calcext:value-type="float">
            <text:p>1.51559050305888</text:p>
          </table:table-cell>
          <table:table-cell table:formula="of:=4*[$Vessel.$I$6]/[$Vessel.$F$5]^0.5+1" office:value-type="float" office:value="1.51559050305888" calcext:value-type="float">
            <text:p>1.51559050305888</text:p>
          </table:table-cell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3*[.C41]*[.C43]*[.C38]*[Vessel.$C$3]*[.C44]*(1-0.85*[.C7]/[$Vessel.$I$6])" office:value-type="float" office:value="18.5076000849556" calcext:value-type="float">
            <text:p>18.5076000849556</text:p>
          </table:table-cell>
          <table:table-cell table:formula="of:=3*[.D41]*[.D43]*[.D38]*[Vessel.$C$3]*[.D44]*(1-0.85*[.D7]/[$Vessel.$I$6])" office:value-type="float" office:value="111.045600509733" calcext:value-type="float">
            <text:p>111.0456005097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  <table:table-cell table:formula="of:=IF([$Vessel.$F$4]&lt;=1; IF([$Vessel.$F$3]&lt;4.5; [$constants.$C$7]; IF([$Vessel.$F$3]&lt;=5;[$constants.$C$8];0)); IF([$Vessel.$F$4]&lt;=1.5 ;IF([$Vessel.$F$3]&lt;=5;[$constants.$C$9];0)))/[$Vessel.$F$5]"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45]-([.C45]-[.C32])/0.1*([.C47]-[.C16])" office:value-type="float" office:value="19.3277001699111" calcext:value-type="float">
            <text:p>19.3277001699111</text:p>
          </table:table-cell>
          <table:table-cell table:formula="of:=[.D45]-([.D45]-[.D32])/0.1*([.D47]-[.D16])" office:value-type="float" office:value="338.659601784067" calcext:value-type="float">
            <text:p>338.659601784067</text:p>
          </table:table-cell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47]-0.1; 0; IF([.C16]&lt;[.C47]; [.C48]; [.C45]))" office:value-type="float" office:value="18.5076000849556" calcext:value-type="float">
            <text:p>18.5076000849556</text:p>
          </table:table-cell>
          <table:table-cell table:formula="of:=IF([.D16]&lt;[.D47]-0.1; 0; IF([.D16]&lt;[.D47]; [.D48]; [.D45]))" office:value-type="float" office:value="111.045600509733" calcext:value-type="float">
            <text:p>111.045600509733</text:p>
          </table:table-cell>
        </table:table-row>
      </table:table>
      <table:table table:name="Side Panels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7.6" calcext:value-type="float">
            <text:p>17.6</text:p>
          </table:table-cell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0.75" calcext:value-type="float">
            <text:p>10.75</text:p>
          </table:table-cell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7.6875" calcext:value-type="float">
            <text:p>17.6875</text:p>
          </table:table-cell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7.6875" calcext:value-type="float">
            <text:p>17.6875</text:p>
          </table:table-cell>
        </table:table-row>
      </table:table>
      <table:table table:name="Bottom panels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3" office:value-type="string" calcext:value-type="string">
            <text:p>Bottom Panel 06</text:p>
          </table:table-cell>
          <table:table-cell table:style-name="ce3"/>
          <table:table-cell table:style-name="ce1" table:number-columns-repeated="13"/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6" table:style-name="ce1" office:value-type="string" calcext:value-type="string">
            <text:p>fixed</text:p>
          </table:table-cell>
          <table:table-cell table:style-name="ce1"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table:number-columns-repeated="15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6" table:style-name="ce1" office:value-type="float" office:value="-0.3" calcext:value-type="float">
            <text:p>-0.3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4]/[$Vessel.$F$5]" office:value-type="float" office:value="0.8" calcext:value-type="float">
            <text:p>0.8</text:p>
          </table:table-cell>
          <table:table-cell table:formula="of:=[.D4]/[Vessel.$F$5]" office:value-type="float" office:value="0.8" calcext:value-type="float">
            <text:p>0.8</text:p>
          </table:table-cell>
          <table:table-cell table:formula="of:=[.E4]/[Vessel.$F$5]" office:value-type="float" office:value="0.8" calcext:value-type="float">
            <text:p>0.8</text:p>
          </table:table-cell>
          <table:table-cell table:formula="of:=[.F4]/[Vessel.$F$5]" office:value-type="float" office:value="0.3" calcext:value-type="float">
            <text:p>0.3</text:p>
          </table:table-cell>
          <table:table-cell table:formula="of:=[.G4]/[Vessel.$F$5]" office:value-type="float" office:value="0.95" calcext:value-type="float">
            <text:p>0.95</text:p>
          </table:table-cell>
          <table:table-cell table:formula="of:=[.H4]/[Vessel.$F$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7]-[$Vessel.$C$10])" office:value-type="float" office:value="0.21" calcext:value-type="float">
            <text:p>0.21</text:p>
          </table:table-cell>
          <table:table-cell table:formula="of:=([.D7]-[Vessel.$C$10])" office:value-type="float" office:value="0.21" calcext:value-type="float">
            <text:p>0.21</text:p>
          </table:table-cell>
          <table:table-cell table:formula="of:=([.E7]-[Vessel.$C$10])" office:value-type="float" office:value="0.21" calcext:value-type="float">
            <text:p>0.21</text:p>
          </table:table-cell>
          <table:table-cell table:formula="of:=([.F7]-[Vessel.$C$10])" office:value-type="float" office:value="0.21" calcext:value-type="float">
            <text:p>0.21</text:p>
          </table:table-cell>
          <table:table-cell table:formula="of:=([.G7]-[Vessel.$C$10])" office:value-type="float" office:value="0.21" calcext:value-type="float">
            <text:p>0.21</text:p>
          </table:table-cell>
          <table:table-cell table:formula="of:=([.H7]-[Vessel.$C$10])" office:value-type="float" office:value="0.21" calcext:value-type="float">
            <text:p>0.2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$Vessel.$C$9]; MIN(0.36*[$Vessel.$F$4]*SQRT([$Vessel.$F$5])/[$Vessel.$F$8]; 3.5*[$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$Vessel.$C$9]; MIN(0.6*[$Vessel.$F$4]*SQRT([$Vessel.$F$5]); 2.5*[$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$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$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– above 0,9 L</text:p>
          </table:table-cell>
          <table:table-cell table:formula="of:=10*([$Vessel.$C$9]+0.75*[.C19]-(1-0.25*[.C19]/[$Vessel.$C$9])*([.C7]-[$Vessel.$C$10]))" office:value-type="float" office:value="18.225" calcext:value-type="float">
            <text:p>18.225</text:p>
          </table:table-cell>
          <table:table-cell table:formula="of:=10*([Vessel.$C$9]+0.75*[.D19]-(1-0.25*[.D19]/[Vessel.$C$9])*([.D7]-[Vessel.$C$10]))" office:value-type="float" office:value="18.225" calcext:value-type="float">
            <text:p>18.225</text:p>
          </table:table-cell>
          <table:table-cell table:formula="of:=10*([Vessel.$C$9]+0.75*[.E19]-(1-0.25*[.E19]/[Vessel.$C$9])*([.E7]-[Vessel.$C$10]))" office:value-type="float" office:value="18.225" calcext:value-type="float">
            <text:p>18.225</text:p>
          </table:table-cell>
          <table:table-cell table:formula="of:=10*([Vessel.$C$9]+0.75*[.F19]-(1-0.25*[.F19]/[Vessel.$C$9])*([.F7]-[Vessel.$C$10]))" office:value-type="float" office:value="18.225" calcext:value-type="float">
            <text:p>18.225</text:p>
          </table:table-cell>
          <table:table-cell table:formula="of:=10*([Vessel.$C$9]+0.75*[.G19]-(1-0.25*[.G19]/[Vessel.$C$9])*([.G7]-[Vessel.$C$10]))" office:value-type="float" office:value="18.225" calcext:value-type="float">
            <text:p>18.225</text:p>
          </table:table-cell>
          <table:table-cell table:formula="of:=10*([Vessel.$C$9]+0.75*[.H19]-(1-0.25*[.H19]/[Vessel.$C$9])*([.H7]-[Vessel.$C$10]))" office:value-type="float" office:value="18.225" calcext:value-type="float">
            <text:p>18.2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– below 0,5 L</text:p>
          </table:table-cell>
          <table:table-cell table:formula="of:=10*([$Vessel.$C$9]+0.75*[.C20]-(1-0.25*[.C20]/[$Vessel.$C$9])*([.C7]-[$Vessel.$C$10]))" office:value-type="float" office:value="13.875" calcext:value-type="float">
            <text:p>13.875</text:p>
          </table:table-cell>
          <table:table-cell table:formula="of:=10*([Vessel.$C$9]+0.75*[.D20]-(1-0.25*[.D20]/[Vessel.$C$9])*([.D7]-[Vessel.$C$10]))" office:value-type="float" office:value="13.875" calcext:value-type="float">
            <text:p>13.875</text:p>
          </table:table-cell>
          <table:table-cell table:formula="of:=10*([Vessel.$C$9]+0.75*[.E20]-(1-0.25*[.E20]/[Vessel.$C$9])*([.E7]-[Vessel.$C$10]))" office:value-type="float" office:value="13.875" calcext:value-type="float">
            <text:p>13.875</text:p>
          </table:table-cell>
          <table:table-cell table:formula="of:=10*([Vessel.$C$9]+0.75*[.F20]-(1-0.25*[.F20]/[Vessel.$C$9])*([.F7]-[Vessel.$C$10]))" office:value-type="float" office:value="13.875" calcext:value-type="float">
            <text:p>13.875</text:p>
          </table:table-cell>
          <table:table-cell table:formula="of:=10*([Vessel.$C$9]+0.75*[.G20]-(1-0.25*[.G20]/[Vessel.$C$9])*([.G7]-[Vessel.$C$10]))" office:value-type="float" office:value="13.875" calcext:value-type="float">
            <text:p>13.875</text:p>
          </table:table-cell>
          <table:table-cell table:formula="of:=10*([Vessel.$C$9]+0.75*[.H20]-(1-0.25*[.H20]/[Vessel.$C$9])*([.H7]-[Vessel.$C$10])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+ above 0,9 L</text:p>
          </table:table-cell>
          <table:table-cell table:formula="of:=10*([$Vessel.$C$9]+[.C19]-([.C7]-[$Vessel.$C$10]))" office:value-type="float" office:value="20.85" calcext:value-type="float">
            <text:p>20.85</text:p>
          </table:table-cell>
          <table:table-cell table:formula="of:=10*([Vessel.$C$9]+[.D19]-([.D7]-[Vessel.$C$10]))" office:value-type="float" office:value="20.85" calcext:value-type="float">
            <text:p>20.85</text:p>
          </table:table-cell>
          <table:table-cell table:formula="of:=10*([Vessel.$C$9]+[.E19]-([.E7]-[Vessel.$C$10]))" office:value-type="float" office:value="20.85" calcext:value-type="float">
            <text:p>20.85</text:p>
          </table:table-cell>
          <table:table-cell table:formula="of:=10*([Vessel.$C$9]+[.F19]-([.F7]-[Vessel.$C$10]))" office:value-type="float" office:value="20.85" calcext:value-type="float">
            <text:p>20.85</text:p>
          </table:table-cell>
          <table:table-cell table:formula="of:=10*([Vessel.$C$9]+[.G19]-([.G7]-[Vessel.$C$10]))" office:value-type="float" office:value="20.85" calcext:value-type="float">
            <text:p>20.85</text:p>
          </table:table-cell>
          <table:table-cell table:formula="of:=10*([Vessel.$C$9]+[.H19]-([.H7]-[Vessel.$C$10]))" office:value-type="float" office:value="20.85" calcext:value-type="float">
            <text:p>20.8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z + below 0,5 L</text:p>
          </table:table-cell>
          <table:table-cell table:formula="of:=10*([$Vessel.$C$9]+[.C20]-([.C7]-[$Vessel.$C$10]))" office:value-type="float" office:value="15.75" calcext:value-type="float">
            <text:p>15.75</text:p>
          </table:table-cell>
          <table:table-cell table:formula="of:=10*([Vessel.$C$9]+[.D20]-([.D7]-[Vessel.$C$10]))" office:value-type="float" office:value="15.75" calcext:value-type="float">
            <text:p>15.75</text:p>
          </table:table-cell>
          <table:table-cell table:formula="of:=10*([Vessel.$C$9]+[.E20]-([.E7]-[Vessel.$C$10]))" office:value-type="float" office:value="15.75" calcext:value-type="float">
            <text:p>15.75</text:p>
          </table:table-cell>
          <table:table-cell table:formula="of:=10*([Vessel.$C$9]+[.F20]-([.F7]-[Vessel.$C$10]))" office:value-type="float" office:value="15.75" calcext:value-type="float">
            <text:p>15.75</text:p>
          </table:table-cell>
          <table:table-cell table:formula="of:=10*([Vessel.$C$9]+[.G20]-([.G7]-[Vessel.$C$10]))" office:value-type="float" office:value="15.75" calcext:value-type="float">
            <text:p>15.75</text:p>
          </table:table-cell>
          <table:table-cell table:formula="of:=10*([Vessel.$C$9]+[.H20]-([.H7]-[Vessel.$C$10]))" office:value-type="float" office:value="15.75" calcext:value-type="float">
            <text:p>15.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above 0,9 L</text:p>
          </table:table-cell>
          <table:table-cell table:formula="of:=IF([.C$7]&lt;0;[.C23];[.C25])" office:value-type="float" office:value="18.225" calcext:value-type="float">
            <text:p>18.225</text:p>
          </table:table-cell>
          <table:table-cell table:formula="of:=IF([.D$7]&lt;0;[.D23];[.D25])" office:value-type="float" office:value="18.225" calcext:value-type="float">
            <text:p>18.225</text:p>
          </table:table-cell>
          <table:table-cell table:formula="of:=IF([.E$7]&lt;0;[.E23];[.E25])" office:value-type="float" office:value="18.225" calcext:value-type="float">
            <text:p>18.225</text:p>
          </table:table-cell>
          <table:table-cell table:formula="of:=IF([.F$7]&lt;0;[.F23];[.F25])" office:value-type="float" office:value="18.225" calcext:value-type="float">
            <text:p>18.225</text:p>
          </table:table-cell>
          <table:table-cell table:formula="of:=IF([.G$7]&lt;0;[.G23];[.G25])" office:value-type="float" office:value="18.225" calcext:value-type="float">
            <text:p>18.225</text:p>
          </table:table-cell>
          <table:table-cell table:formula="of:=IF([.H$7]&lt;0;[.H23];[.H25])" office:value-type="float" office:value="18.225" calcext:value-type="float">
            <text:p>18.22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 below 0,5 L</text:p>
          </table:table-cell>
          <table:table-cell table:formula="of:=IF([.C$7]&lt;0;[.C24];[.C26])" office:value-type="float" office:value="13.875" calcext:value-type="float">
            <text:p>13.875</text:p>
          </table:table-cell>
          <table:table-cell table:formula="of:=IF([.D$7]&lt;0;[.D24];[.D26])" office:value-type="float" office:value="13.875" calcext:value-type="float">
            <text:p>13.875</text:p>
          </table:table-cell>
          <table:table-cell table:formula="of:=IF([.E$7]&lt;0;[.E24];[.E26])" office:value-type="float" office:value="13.875" calcext:value-type="float">
            <text:p>13.875</text:p>
          </table:table-cell>
          <table:table-cell table:formula="of:=IF([.F$7]&lt;0;[.F24];[.F26])" office:value-type="float" office:value="13.875" calcext:value-type="float">
            <text:p>13.875</text:p>
          </table:table-cell>
          <table:table-cell table:formula="of:=IF([.G$7]&lt;0;[.G24];[.G26])" office:value-type="float" office:value="13.875" calcext:value-type="float">
            <text:p>13.875</text:p>
          </table:table-cell>
          <table:table-cell table:formula="of:=IF([.H$7]&lt;0;[.H24];[.H26]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0,9 L</text:p>
          </table:table-cell>
          <table:table-cell table:formula="of:=MAX([.C27];[.C21])" office:value-type="float" office:value="20" calcext:value-type="float">
            <text:p>20</text:p>
          </table:table-cell>
          <table:table-cell table:formula="of:=MAX([.D27];[.D21])" office:value-type="float" office:value="20" calcext:value-type="float">
            <text:p>20</text:p>
          </table:table-cell>
          <table:table-cell table:formula="of:=MAX([.E27];[.E21])" office:value-type="float" office:value="20" calcext:value-type="float">
            <text:p>20</text:p>
          </table:table-cell>
          <table:table-cell table:formula="of:=MAX([.F27];[.F21])" office:value-type="float" office:value="20" calcext:value-type="float">
            <text:p>20</text:p>
          </table:table-cell>
          <table:table-cell table:formula="of:=MAX([.G27];[.G21])" office:value-type="float" office:value="20" calcext:value-type="float">
            <text:p>20</text:p>
          </table:table-cell>
          <table:table-cell table:formula="of:=MAX([.H27];[.H21])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0,5 L</text:p>
          </table:table-cell>
          <table:table-cell table:formula="of:=MAX([.C28];[.C22])" office:value-type="float" office:value="13.875" calcext:value-type="float">
            <text:p>13.875</text:p>
          </table:table-cell>
          <table:table-cell table:formula="of:=MAX([.D28];[.D22])" office:value-type="float" office:value="13.875" calcext:value-type="float">
            <text:p>13.875</text:p>
          </table:table-cell>
          <table:table-cell table:formula="of:=MAX([.E28];[.E22])" office:value-type="float" office:value="13.875" calcext:value-type="float">
            <text:p>13.875</text:p>
          </table:table-cell>
          <table:table-cell table:formula="of:=MAX([.F28];[.F22])" office:value-type="float" office:value="13.875" calcext:value-type="float">
            <text:p>13.875</text:p>
          </table:table-cell>
          <table:table-cell table:formula="of:=MAX([.G28];[.G22])" office:value-type="float" office:value="13.875" calcext:value-type="float">
            <text:p>13.875</text:p>
          </table:table-cell>
          <table:table-cell table:formula="of:=MAX([.H28];[.H22])" office:value-type="float" office:value="13.875" calcext:value-type="float">
            <text:p>13.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between</text:p>
          </table:table-cell>
          <table:table-cell table:formula="of:=([.C29]-[.C30])/0.4*([.C16]-0.5)+[.C30]" office:value-type="float" office:value="18.46875" calcext:value-type="float">
            <text:p>18.46875</text:p>
          </table:table-cell>
          <table:table-cell table:formula="of:=([.D29]-[.D30])/0.4*([.D16]-0.5)+[.D30]" office:value-type="float" office:value="18.46875" calcext:value-type="float">
            <text:p>18.46875</text:p>
          </table:table-cell>
          <table:table-cell table:formula="of:=([.E29]-[.E30])/0.4*([.E16]-0.5)+[.E30]" office:value-type="float" office:value="18.46875" calcext:value-type="float">
            <text:p>18.46875</text:p>
          </table:table-cell>
          <table:table-cell table:formula="of:=([.F29]-[.F30])/0.4*([.F16]-0.5)+[.F30]" office:value-type="float" office:value="10.8125" calcext:value-type="float">
            <text:p>10.8125</text:p>
          </table:table-cell>
          <table:table-cell table:formula="of:=([.G29]-[.G30])/0.4*([.G16]-0.5)+[.G30]" office:value-type="float" office:value="20.765625" calcext:value-type="float">
            <text:p>20.765625</text:p>
          </table:table-cell>
          <table:table-cell table:formula="of:=([.H29]-[.H30])/0.4*([.H16]-0.5)+[.H30]" office:value-type="float" office:value="16.171875" calcext:value-type="float">
            <text:p>16.171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IF([.C16]&lt;0.5;[.C30];IF([.C16]&gt;0.9;[.C29];[.C31]))" office:value-type="float" office:value="18.46875" calcext:value-type="float">
            <text:p>18.46875</text:p>
          </table:table-cell>
          <table:table-cell table:formula="of:=IF([.D16]&lt;0.5;[.D30];IF([.D16]&gt;0.9;[.D29];[.D31]))" office:value-type="float" office:value="18.46875" calcext:value-type="float">
            <text:p>18.46875</text:p>
          </table:table-cell>
          <table:table-cell table:formula="of:=IF([.E16]&lt;0.5;[.E30];IF([.E16]&gt;0.9;[.E29];[.E31]))" office:value-type="float" office:value="18.46875" calcext:value-type="float">
            <text:p>18.46875</text:p>
          </table:table-cell>
          <table:table-cell table:formula="of:=IF([.F16]&lt;0.5;[.F30];IF([.F16]&gt;0.9;[.F29];[.F31]))" office:value-type="float" office:value="13.875" calcext:value-type="float">
            <text:p>13.875</text:p>
          </table:table-cell>
          <table:table-cell table:formula="of:=IF([.G16]&lt;0.5;[.G30];IF([.G16]&gt;0.9;[.G29];[.G31]))" office:value-type="float" office:value="20" calcext:value-type="float">
            <text:p>20</text:p>
          </table:table-cell>
          <table:table-cell table:formula="of:=IF([.H16]&lt;0.5;[.H30];IF([.H16]&gt;0.9;[.H29];[.H31]))" office:value-type="float" office:value="16.171875" calcext:value-type="float">
            <text:p>16.17187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6]" office:value-type="float" office:value="1.3" calcext:value-type="float">
            <text:p>1.3</text:p>
          </table:table-cell>
          <table:table-cell table:formula="of:=0.5+[.D16]" office:value-type="float" office:value="1.3" calcext:value-type="float">
            <text:p>1.3</text:p>
          </table:table-cell>
          <table:table-cell table:formula="of:=0.5+[.E16]" office:value-type="float" office:value="1.3" calcext:value-type="float">
            <text:p>1.3</text:p>
          </table:table-cell>
          <table:table-cell table:formula="of:=0.5+[.F16]" office:value-type="float" office:value="0.8" calcext:value-type="float">
            <text:p>0.8</text:p>
          </table:table-cell>
          <table:table-cell table:formula="of:=0.5+[.G16]" office:value-type="float" office:value="1.45" calcext:value-type="float">
            <text:p>1.45</text:p>
          </table:table-cell>
          <table:table-cell table:formula="of:=0.5+[.H16]" office:value-type="float" office:value="1.15" calcext:value-type="float">
            <text:p>1.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6]" office:value-type="float" office:value="1" calcext:value-type="float">
            <text:p>1</text:p>
          </table:table-cell>
          <table:table-cell table:formula="of:=3-2.5*[.D16]" office:value-type="float" office:value="1" calcext:value-type="float">
            <text:p>1</text:p>
          </table:table-cell>
          <table:table-cell table:formula="of:=3-2.5*[.E16]" office:value-type="float" office:value="1" calcext:value-type="float">
            <text:p>1</text:p>
          </table:table-cell>
          <table:table-cell table:formula="of:=3-2.5*[.F16]" office:value-type="float" office:value="2.25" calcext:value-type="float">
            <text:p>2.25</text:p>
          </table:table-cell>
          <table:table-cell table:formula="of:=3-2.5*[.G16]" office:value-type="float" office:value="0.625" calcext:value-type="float">
            <text:p>0.625</text:p>
          </table:table-cell>
          <table:table-cell table:formula="of:=3-2.5*[.H16]" office:value-type="float" office:value="1.375" calcext:value-type="float">
            <text:p>1.3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6]&lt;0.5;[.C34];IF([.C16]&lt;0.8;[.C35];[.C36]))" office:value-type="float" office:value="1" calcext:value-type="float">
            <text:p>1</text:p>
          </table:table-cell>
          <table:table-cell table:formula="of:=IF([.D16]&lt;0.5;[.D34];IF([.D16]&lt;0.8;[.D35];[.D36]))" office:value-type="float" office:value="1" calcext:value-type="float">
            <text:p>1</text:p>
          </table:table-cell>
          <table:table-cell table:formula="of:=IF([.E16]&lt;0.5;[.E34];IF([.E16]&lt;0.8;[.E35];[.E36]))" office:value-type="float" office:value="1" calcext:value-type="float">
            <text:p>1</text:p>
          </table:table-cell>
          <table:table-cell table:formula="of:=IF([.F16]&lt;0.5;[.F34];IF([.F16]&lt;0.8;[.F35];[.F36]))" office:value-type="float" office:value="0.8" calcext:value-type="float">
            <text:p>0.8</text:p>
          </table:table-cell>
          <table:table-cell table:formula="of:=IF([.G16]&lt;0.5;[.G34];IF([.G16]&lt;0.8;[.G35];[.G36]))" office:value-type="float" office:value="0.625" calcext:value-type="float">
            <text:p>0.625</text:p>
          </table:table-cell>
          <table:table-cell table:formula="of:=IF([.H16]&lt;0.5;[.H34];IF([.H16]&lt;0.8;[.H35];[.H36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5]*[.C6]/[$Vessel.$F$6]" office:value-type="float" office:value="24.2857142857143" calcext:value-type="float">
            <text:p>24.2857142857143</text:p>
          </table:table-cell>
          <table:table-cell table:formula="of:=100*[.D5]*[.D6]/[Vessel.$F$6]" office:value-type="float" office:value="24.2857142857143" calcext:value-type="float">
            <text:p>24.2857142857143</text:p>
          </table:table-cell>
          <table:table-cell table:formula="of:=100*[.E5]*[.E6]/[Vessel.$F$6]" office:value-type="float" office:value="24.2857142857143" calcext:value-type="float">
            <text:p>24.2857142857143</text:p>
          </table:table-cell>
          <table:table-cell table:formula="of:=100*[.F5]*[.F6]/[Vessel.$F$6]" office:value-type="float" office:value="24.2857142857143" calcext:value-type="float">
            <text:p>24.2857142857143</text:p>
          </table:table-cell>
          <table:table-cell table:formula="of:=100*[.G5]*[.G6]/[Vessel.$F$6]" office:value-type="float" office:value="24.2857142857143" calcext:value-type="float">
            <text:p>24.2857142857143</text:p>
          </table:table-cell>
          <table:table-cell table:formula="of:=100*[.H5]*[.H6]/[Vessel.$F$6]" office:value-type="float" office:value="0.242857142857143" calcext:value-type="float">
            <text:p>0.24285714285714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8]; 0.455-0.35*([.C39]^0.75-1.7)/([.C39]^0.75+1.7))" office:value-type="float" office:value="0.5" calcext:value-type="float">
            <text:p>0.5</text:p>
          </table:table-cell>
          <table:table-cell table:formula="of:=MAX([.D38]; 0.455-0.35*([.D39]^0.75-1.7)/([.D39]^0.75+1.7))" office:value-type="float" office:value="0.5" calcext:value-type="float">
            <text:p>0.5</text:p>
          </table:table-cell>
          <table:table-cell table:formula="of:=MAX([.E38]; 0.455-0.35*([.E39]^0.75-1.7)/([.E39]^0.75+1.7))" office:value-type="float" office:value="0.5" calcext:value-type="float">
            <text:p>0.5</text:p>
          </table:table-cell>
          <table:table-cell table:formula="of:=MAX([.F38]; 0.455-0.35*([.F39]^0.75-1.7)/([.F39]^0.75+1.7))" office:value-type="float" office:value="0.5" calcext:value-type="float">
            <text:p>0.5</text:p>
          </table:table-cell>
          <table:table-cell table:formula="of:=MAX([.G38]; 0.455-0.35*([.G39]^0.75-1.7)/([.G39]^0.75+1.7))" office:value-type="float" office:value="0.5" calcext:value-type="float">
            <text:p>0.5</text:p>
          </table:table-cell>
          <table:table-cell table:formula="of:=MAX([.H38]; 0.455-0.35*([.H39]^0.75-1.7)/([.H39]^0.75+1.7))" office:value-type="float" office:value="0.686636931781797" calcext:value-type="float">
            <text:p>0.68663693178179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8];30))" office:value-type="float" office:value="16" calcext:value-type="float">
            <text:p>16</text:p>
          </table:table-cell>
          <table:table-cell table:formula="of:=MAX(10; MIN([.D8];30))" office:value-type="float" office:value="10" calcext:value-type="float">
            <text:p>10</text:p>
          </table:table-cell>
          <table:table-cell table:formula="of:=MAX(10; MIN([.E8];30))" office:value-type="float" office:value="30" calcext:value-type="float">
            <text:p>30</text:p>
          </table:table-cell>
          <table:table-cell table:formula="of:=MAX(10; MIN([.F8];30))" office:value-type="float" office:value="30" calcext:value-type="float">
            <text:p>30</text:p>
          </table:table-cell>
          <table:table-cell table:formula="of:=MAX(10; MIN([.G8];30))" office:value-type="float" office:value="12" calcext:value-type="float">
            <text:p>12</text:p>
          </table:table-cell>
          <table:table-cell table:formula="of:=MAX(10; MIN([.H8];30)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1])/(70-[$Vessel.$F$7])" office:value-type="float" office:value="0.931034482758621" calcext:value-type="float">
            <text:p>0.931034482758621</text:p>
          </table:table-cell>
          <table:table-cell table:formula="of:=(70-[.D41])/(70-[Vessel.$F$7])" office:value-type="float" office:value="1.03448275862069" calcext:value-type="float">
            <text:p>1.03448275862069</text:p>
          </table:table-cell>
          <table:table-cell table:formula="of:=(70-[.E41])/(70-[Vessel.$F$7])" office:value-type="float" office:value="0.689655172413793" calcext:value-type="float">
            <text:p>0.689655172413793</text:p>
          </table:table-cell>
          <table:table-cell table:formula="of:=(70-[.F41])/(70-[Vessel.$F$7])" office:value-type="float" office:value="0.689655172413793" calcext:value-type="float">
            <text:p>0.689655172413793</text:p>
          </table:table-cell>
          <table:table-cell table:formula="of:=(70-[.G41])/(70-[Vessel.$F$7])" office:value-type="float" office:value="1" calcext:value-type="float">
            <text:p>1</text:p>
          </table:table-cell>
          <table:table-cell table:formula="of:=(70-[.H41])/(70-[Vessel.$F$7])" office:value-type="float" office:value="1.03448275862069" calcext:value-type="float">
            <text:p>1.0344827586206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$Vessel.$C$9]*[.C37]*[.C40]*[.C42]*[$Vessel.$F$4]" office:value-type="float" office:value="23.7413793103448" calcext:value-type="float">
            <text:p>23.7413793103448</text:p>
          </table:table-cell>
          <table:table-cell table:formula="of:=100*[Vessel.$C$9]*[.D37]*[.D40]*[.D42]*[Vessel.$F$4]" office:value-type="float" office:value="26.3793103448276" calcext:value-type="float">
            <text:p>26.3793103448276</text:p>
          </table:table-cell>
          <table:table-cell table:formula="of:=100*[Vessel.$C$9]*[.E37]*[.E40]*[.E42]*[Vessel.$F$4]" office:value-type="float" office:value="17.5862068965517" calcext:value-type="float">
            <text:p>17.5862068965517</text:p>
          </table:table-cell>
          <table:table-cell table:formula="of:=100*[Vessel.$C$9]*[.F37]*[.F40]*[.F42]*[Vessel.$F$4]" office:value-type="float" office:value="14.0689655172414" calcext:value-type="float">
            <text:p>14.0689655172414</text:p>
          </table:table-cell>
          <table:table-cell table:formula="of:=100*[Vessel.$C$9]*[.G37]*[.G40]*[.G42]*[Vessel.$F$4]" office:value-type="float" office:value="15.9375" calcext:value-type="float">
            <text:p>15.9375</text:p>
          </table:table-cell>
          <table:table-cell table:formula="of:=100*[Vessel.$C$9]*[.H37]*[.H40]*[.H42]*[Vessel.$F$4]" office:value-type="float" office:value="36.2260174353845" calcext:value-type="float">
            <text:p>36.2260174353845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$Vessel.$F$4]&lt;=1; IF([$Vessel.$F$3]&lt;4.5; [$constants.$B$7]; IF([$Vessel.$F$3]&lt;=5;[$constants.$B$8];0)); IF([$Vessel.$F$4]&lt;=1.5 ;IF([$Vessel.$F$3]&lt;=5;[$constants.$B$9];0)))/[$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43]-([.C43]-[.C32])/0.1*([.C45]-[.C16])" office:value-type="float" office:value="39.5592672413793" calcext:value-type="float">
            <text:p>39.5592672413793</text:p>
          </table:table-cell>
          <table:table-cell table:formula="of:=[.D43]-([.D43]-[.D32])/0.1*([.D45]-[.D16])" office:value-type="float" office:value="50.1109913793104" calcext:value-type="float">
            <text:p>50.1109913793104</text:p>
          </table:table-cell>
          <table:table-cell table:formula="of:=[.E43]-([.E43]-[.E32])/0.1*([.E45]-[.E16])" office:value-type="float" office:value="14.9385775862069" calcext:value-type="float">
            <text:p>14.9385775862069</text:p>
          </table:table-cell>
          <table:table-cell table:formula="of:=[.F43]-([.F43]-[.F32])/0.1*([.F45]-[.F16])" office:value-type="float" office:value="13.6810344827586" calcext:value-type="float">
            <text:p>13.6810344827586</text:p>
          </table:table-cell>
          <table:table-cell table:formula="of:=[.G43]-([.G43]-[.G32])/0.1*([.G45]-[.G16])" office:value-type="float" office:value="-2.34375" calcext:value-type="float">
            <text:p>-2.34375</text:p>
          </table:table-cell>
          <table:table-cell table:formula="of:=[.H43]-([.H43]-[.H32])/0.1*([.H45]-[.H16])" office:value-type="float" office:value="66.3072310884612" calcext:value-type="float">
            <text:p>66.307231088461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6]&lt;[.C45]-0.1; 0; IF([.C16]&lt;[.C45]; [.C46]; [.C43]))" office:value-type="float" office:value="23.7413793103448" calcext:value-type="float">
            <text:p>23.7413793103448</text:p>
          </table:table-cell>
          <table:table-cell table:formula="of:=IF([.D16]&lt;[.D45]-0.1; 0; IF([.D16]&lt;[.D45]; [.D46]; [.D43]))" office:value-type="float" office:value="26.3793103448276" calcext:value-type="float">
            <text:p>26.3793103448276</text:p>
          </table:table-cell>
          <table:table-cell table:formula="of:=IF([.E16]&lt;[.E45]-0.1; 0; IF([.E16]&lt;[.E45]; [.E46]; [.E43]))" office:value-type="float" office:value="17.5862068965517" calcext:value-type="float">
            <text:p>17.5862068965517</text:p>
          </table:table-cell>
          <table:table-cell table:formula="of:=IF([.F16]&lt;[.F45]-0.1; 0; IF([.F16]&lt;[.F45]; [.F46]; [.F43]))" office:value-type="float" office:value="0" calcext:value-type="float">
            <text:p>0</text:p>
          </table:table-cell>
          <table:table-cell table:formula="of:=IF([.G16]&lt;[.G45]-0.1; 0; IF([.G16]&lt;[.G45]; [.G46]; [.G43]))" office:value-type="float" office:value="15.9375" calcext:value-type="float">
            <text:p>15.9375</text:p>
          </table:table-cell>
          <table:table-cell table:formula="of:=IF([.H16]&lt;[.H45]-0.1; 0; IF([.H16]&lt;[.H45]; [.H46]; [.H43]))" office:value-type="float" office:value="36.2260174353845" calcext:value-type="float">
            <text:p>36.226017435384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1:30:30.3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10-07T16:52:20.643000000</dc:date>
    <meta:editing-cycles>7</meta:editing-cycles>
    <meta:editing-duration>P1DT10H35M4S</meta:editing-duration>
    <meta:generator>LibreOffice/7.2.1.2$Windows_X86_64 LibreOffice_project/87b77fad49947c1441b67c559c339af8f3517e22</meta:generator>
    <meta:document-statistic meta:table-count="5" meta:cell-count="626" meta:object-count="0"/>
  </office:meta>
</office:document-meta>
</file>